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thet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cosp</text:p>
          </table:table-cell>
          <table:table-cell office:value-type="string" calcext:value-type="string">
            <text:p>dif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PI()/2" office:value-type="float" office:value="1.5707963267949" calcext:value-type="float">
            <text:p>1.5707963267949</text:p>
          </table:table-cell>
          <table:table-cell table:formula="of:=[.A2]*(2*PI()-[.B2])" office:value-type="float" office:value="4.71238898038469" calcext:value-type="float">
            <text:p>4.71238898038469</text:p>
          </table:table-cell>
          <table:table-cell table:formula="of:=COS([.B2])" office:value-type="float" office:value="6.12323399573677E-017" calcext:value-type="float">
            <text:p>6.12323399573677E-17</text:p>
          </table:table-cell>
          <table:table-cell table:formula="of:=COS([.C2])" office:value-type="float" office:value="-1.83697019872103E-016" calcext:value-type="float">
            <text:p>-1.83697019872103E-16</text:p>
          </table:table-cell>
          <table:table-cell table:formula="of:=ABS([.E2]-[.D2])" office:value-type="float" office:value="2.44929359829471E-016" calcext:value-type="float">
            <text:p>2.44929359829471E-16</text:p>
          </table:table-cell>
          <table:table-cell/>
          <table:table-cell table:formula="of:=3*PI()/2" office:value-type="float" office:value="4.71238898038469" calcext:value-type="float">
            <text:p>4.7123889803846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]*[.B$2]" office:value-type="float" office:value="3.14159265358979" calcext:value-type="float">
            <text:p>3.14159265358979</text:p>
          </table:table-cell>
          <table:table-cell table:formula="of:=[.A3]*(2*PI()-[.B$2])" office:value-type="float" office:value="9.42477796076938" calcext:value-type="float">
            <text:p>9.42477796076938</text:p>
          </table:table-cell>
          <table:table-cell table:formula="of:=COS([.B3])" office:value-type="float" office:value="-1" calcext:value-type="float">
            <text:p>-1</text:p>
          </table:table-cell>
          <table:table-cell table:formula="of:=COS([.C3])" office:value-type="float" office:value="-1" calcext:value-type="float">
            <text:p>-1</text:p>
          </table:table-cell>
          <table:table-cell table:formula="of:=ABS([.E3]-[.D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4]*[.B$2]" office:value-type="float" office:value="4.71238898038469" calcext:value-type="float">
            <text:p>4.71238898038469</text:p>
          </table:table-cell>
          <table:table-cell table:formula="of:=[.A4]*(2*PI()-[.B$2])" office:value-type="float" office:value="14.1371669411541" calcext:value-type="float">
            <text:p>14.1371669411541</text:p>
          </table:table-cell>
          <table:table-cell table:formula="of:=COS([.B4])" office:value-type="float" office:value="-1.83697019872103E-016" calcext:value-type="float">
            <text:p>-1.83697019872103E-16</text:p>
          </table:table-cell>
          <table:table-cell table:formula="of:=COS([.C4])" office:value-type="float" office:value="5.51091059616309E-016" calcext:value-type="float">
            <text:p>5.51091059616309E-16</text:p>
          </table:table-cell>
          <table:table-cell table:formula="of:=ABS([.E4]-[.D4])" office:value-type="float" office:value="7.34788079488412E-016" calcext:value-type="float">
            <text:p>7.34788079488412E-1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5]*[.B$2]" office:value-type="float" office:value="6.28318530717959" calcext:value-type="float">
            <text:p>6.28318530717959</text:p>
          </table:table-cell>
          <table:table-cell table:formula="of:=[.A5]*(2*PI()-[.B$2])" office:value-type="float" office:value="18.8495559215388" calcext:value-type="float">
            <text:p>18.8495559215388</text:p>
          </table:table-cell>
          <table:table-cell table:formula="of:=COS([.B5])" office:value-type="float" office:value="1" calcext:value-type="float">
            <text:p>1</text:p>
          </table:table-cell>
          <table:table-cell table:formula="of:=COS([.C5])" office:value-type="float" office:value="1" calcext:value-type="float">
            <text:p>1</text:p>
          </table:table-cell>
          <table:table-cell table:formula="of:=ABS([.E5]-[.D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6]*[.B$2]" office:value-type="float" office:value="7.85398163397448" calcext:value-type="float">
            <text:p>7.85398163397448</text:p>
          </table:table-cell>
          <table:table-cell table:formula="of:=[.A6]*(2*PI()-[.B$2])" office:value-type="float" office:value="23.5619449019234" calcext:value-type="float">
            <text:p>23.5619449019234</text:p>
          </table:table-cell>
          <table:table-cell table:formula="of:=COS([.B6])" office:value-type="float" office:value="3.06161699786838E-016" calcext:value-type="float">
            <text:p>3.06161699786838E-16</text:p>
          </table:table-cell>
          <table:table-cell table:formula="of:=COS([.C6])" office:value-type="float" office:value="-2.69484193876076E-015" calcext:value-type="float">
            <text:p>-2.69484193876076E-15</text:p>
          </table:table-cell>
          <table:table-cell table:formula="of:=ABS([.E6]-[.D6])" office:value-type="float" office:value="3.0010036385476E-015" calcext:value-type="float">
            <text:p>3.0010036385476E-1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7]*[.B$2]" office:value-type="float" office:value="9.42477796076938" calcext:value-type="float">
            <text:p>9.42477796076938</text:p>
          </table:table-cell>
          <table:table-cell table:formula="of:=[.A7]*(2*PI()-[.B$2])" office:value-type="float" office:value="28.2743338823081" calcext:value-type="float">
            <text:p>28.2743338823081</text:p>
          </table:table-cell>
          <table:table-cell table:formula="of:=COS([.B7])" office:value-type="float" office:value="-1" calcext:value-type="float">
            <text:p>-1</text:p>
          </table:table-cell>
          <table:table-cell table:formula="of:=COS([.C7])" office:value-type="float" office:value="-1" calcext:value-type="float">
            <text:p>-1</text:p>
          </table:table-cell>
          <table:table-cell table:formula="of:=ABS([.E7]-[.D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8]*[.B$2]" office:value-type="float" office:value="10.9955742875643" calcext:value-type="float">
            <text:p>10.9955742875643</text:p>
          </table:table-cell>
          <table:table-cell table:formula="of:=[.A8]*(2*PI()-[.B$2])" office:value-type="float" office:value="32.9867228626928" calcext:value-type="float">
            <text:p>32.9867228626928</text:p>
          </table:table-cell>
          <table:table-cell table:formula="of:=COS([.B8])" office:value-type="float" office:value="-4.28626379701574E-016" calcext:value-type="float">
            <text:p>-4.28626379701574E-16</text:p>
          </table:table-cell>
          <table:table-cell table:formula="of:=COS([.C8])" office:value-type="float" office:value="-4.9047770029553E-016" calcext:value-type="float">
            <text:p>-4.9047770029553E-16</text:p>
          </table:table-cell>
          <table:table-cell table:formula="of:=ABS([.E8]-[.D8])" office:value-type="float" office:value="6.1851320593956E-017" calcext:value-type="float">
            <text:p>6.1851320593956E-1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9]*[.B$2]" office:value-type="float" office:value="12.5663706143592" calcext:value-type="float">
            <text:p>12.5663706143592</text:p>
          </table:table-cell>
          <table:table-cell table:formula="of:=[.A9]*(2*PI()-[.B$2])" office:value-type="float" office:value="37.6991118430775" calcext:value-type="float">
            <text:p>37.6991118430775</text:p>
          </table:table-cell>
          <table:table-cell table:formula="of:=COS([.B9])" office:value-type="float" office:value="1" calcext:value-type="float">
            <text:p>1</text:p>
          </table:table-cell>
          <table:table-cell table:formula="of:=COS([.C9])" office:value-type="float" office:value="1" calcext:value-type="float">
            <text:p>1</text:p>
          </table:table-cell>
          <table:table-cell table:formula="of:=ABS([.E9]-[.D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0]*[.B$2]" office:value-type="float" office:value="14.1371669411541" calcext:value-type="float">
            <text:p>14.1371669411541</text:p>
          </table:table-cell>
          <table:table-cell table:formula="of:=[.A10]*(2*PI()-[.B$2])" office:value-type="float" office:value="42.4115008234622" calcext:value-type="float">
            <text:p>42.4115008234622</text:p>
          </table:table-cell>
          <table:table-cell table:formula="of:=COS([.B10])" office:value-type="float" office:value="5.51091059616309E-016" calcext:value-type="float">
            <text:p>5.51091059616309E-16</text:p>
          </table:table-cell>
          <table:table-cell table:formula="of:=COS([.C10])" office:value-type="float" office:value="-3.42963001824918E-015" calcext:value-type="float">
            <text:p>-3.42963001824918E-15</text:p>
          </table:table-cell>
          <table:table-cell table:formula="of:=ABS([.E10]-[.D10])" office:value-type="float" office:value="3.98072107786549E-015" calcext:value-type="float">
            <text:p>3.98072107786549E-1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1]*[.B$2]" office:value-type="float" office:value="15.707963267949" calcext:value-type="float">
            <text:p>15.707963267949</text:p>
          </table:table-cell>
          <table:table-cell table:formula="of:=[.A11]*(2*PI()-[.B$2])" office:value-type="float" office:value="47.1238898038469" calcext:value-type="float">
            <text:p>47.1238898038469</text:p>
          </table:table-cell>
          <table:table-cell table:formula="of:=COS([.B11])" office:value-type="float" office:value="-1" calcext:value-type="float">
            <text:p>-1</text:p>
          </table:table-cell>
          <table:table-cell table:formula="of:=COS([.C11])" office:value-type="float" office:value="-1" calcext:value-type="float">
            <text:p>-1</text:p>
          </table:table-cell>
          <table:table-cell table:formula="of:=ABS([.E11]-[.D11]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office:value-type="float" office:value="2.418252" calcext:value-type="float">
            <text:p>2.418252</text:p>
          </table:table-cell>
          <table:table-cell office:value-type="float" office:value="-0.467996" calcext:value-type="float">
            <text:p>-0.467996</text:p>
          </table:table-cell>
          <table:table-cell table:number-columns-repeated="6"/>
          <table:table-cell table:formula="of:=360-71.812097" office:value-type="float" office:value="288.187903" calcext:value-type="float">
            <text:p>288.187903</text:p>
          </table:table-cell>
        </table:table-row>
        <table:table-row table:style-name="ro1">
          <table:table-cell/>
          <table:table-cell office:value-type="float" office:value="3.838974" calcext:value-type="float">
            <text:p>3.838974</text:p>
          </table:table-cell>
          <table:table-cell office:value-type="float" office:value="0.0132" calcext:value-type="float">
            <text:p>0.0132</text:p>
          </table:table-cell>
          <table:table-cell table:number-columns-repeated="6"/>
          <table:table-cell table:formula="of:=360-85.847214276" office:value-type="float" office:value="274.152785724" calcext:value-type="float">
            <text:p>274.15278572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thet1</text:p>
          </table:table-cell>
          <table:table-cell office:value-type="string" calcext:value-type="string">
            <text:p>thet2</text:p>
          </table:table-cell>
          <table:table-cell office:value-type="string" calcext:value-type="string">
            <text:p>cost1</text:p>
          </table:table-cell>
          <table:table-cell office:value-type="string" calcext:value-type="string">
            <text:p>cost2</text:p>
          </table:table-cell>
          <table:table-cell office:value-type="string" calcext:value-type="string">
            <text:p>error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]*147.512112*PI()/180" office:value-type="float" office:value="2.57457204097064" calcext:value-type="float">
            <text:p>2.57457204097064</text:p>
          </table:table-cell>
          <table:table-cell table:formula="of:=[.A20]*(360-147.512112)*PI()/180" office:value-type="float" office:value="3.70861326620895" calcext:value-type="float">
            <text:p>3.70861326620895</text:p>
          </table:table-cell>
          <table:table-cell table:formula="of:=COS([.B20])" office:value-type="float" office:value="-0.843505009030809" calcext:value-type="float">
            <text:p>-0.843505009030809</text:p>
          </table:table-cell>
          <table:table-cell table:formula="of:=COS([.C20])" office:value-type="float" office:value="-0.843505009030809" calcext:value-type="float">
            <text:p>-0.843505009030809</text:p>
          </table:table-cell>
          <table:table-cell table:formula="of:=ABS([.E20]-[.D2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1]*147.512112*PI()/180" office:value-type="float" office:value="5.14914408194128" calcext:value-type="float">
            <text:p>5.14914408194128</text:p>
          </table:table-cell>
          <table:table-cell table:formula="of:=[.A21]*(360-147.512112)*PI()/180" office:value-type="float" office:value="7.4172265324179" calcext:value-type="float">
            <text:p>7.4172265324179</text:p>
          </table:table-cell>
          <table:table-cell table:formula="of:=COS([.B21])" office:value-type="float" office:value="0.42300140052013" calcext:value-type="float">
            <text:p>0.42300140052013</text:p>
          </table:table-cell>
          <table:table-cell table:formula="of:=COS([.C21])" office:value-type="float" office:value="0.423001400520131" calcext:value-type="float">
            <text:p>0.423001400520131</text:p>
          </table:table-cell>
          <table:table-cell table:formula="of:=ABS([.E21]-[.D2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22]*147.512112*PI()/180" office:value-type="float" office:value="7.72371612291191" calcext:value-type="float">
            <text:p>7.72371612291191</text:p>
          </table:table-cell>
          <table:table-cell table:formula="of:=[.A22]*(360-147.512112)*PI()/180" office:value-type="float" office:value="11.1258397986268" calcext:value-type="float">
            <text:p>11.1258397986268</text:p>
          </table:table-cell>
          <table:table-cell table:formula="of:=COS([.B22])" office:value-type="float" office:value="0.129897408699254" calcext:value-type="float">
            <text:p>0.129897408699254</text:p>
          </table:table-cell>
          <table:table-cell table:formula="of:=COS([.C22])" office:value-type="float" office:value="0.129897408699253" calcext:value-type="float">
            <text:p>0.129897408699253</text:p>
          </table:table-cell>
          <table:table-cell table:formula="of:=ABS([.E22]-[.D22])" office:value-type="float" office:value="1.60982338570648E-015" calcext:value-type="float">
            <text:p>1.60982338570648E-1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23]*147.512112*PI()/180" office:value-type="float" office:value="10.2982881638826" calcext:value-type="float">
            <text:p>10.2982881638826</text:p>
          </table:table-cell>
          <table:table-cell table:formula="of:=[.A23]*(360-147.512112)*PI()/180" office:value-type="float" office:value="14.8344530648358" calcext:value-type="float">
            <text:p>14.8344530648358</text:p>
          </table:table-cell>
          <table:table-cell table:formula="of:=COS([.B23])" office:value-type="float" office:value="-0.642139630316017" calcext:value-type="float">
            <text:p>-0.642139630316017</text:p>
          </table:table-cell>
          <table:table-cell table:formula="of:=COS([.C23])" office:value-type="float" office:value="-0.642139630316016" calcext:value-type="float">
            <text:p>-0.642139630316016</text:p>
          </table:table-cell>
          <table:table-cell table:formula="of:=ABS([.E23]-[.D2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24]*147.512112*PI()/180" office:value-type="float" office:value="12.8728602048532" calcext:value-type="float">
            <text:p>12.8728602048532</text:p>
          </table:table-cell>
          <table:table-cell table:formula="of:=[.A24]*(360-147.512112)*PI()/180" office:value-type="float" office:value="18.5430663310447" calcext:value-type="float">
            <text:p>18.5430663310447</text:p>
          </table:table-cell>
          <table:table-cell table:formula="of:=COS([.B24])" office:value-type="float" office:value="0.953398580638249" calcext:value-type="float">
            <text:p>0.953398580638249</text:p>
          </table:table-cell>
          <table:table-cell table:formula="of:=COS([.C24])" office:value-type="float" office:value="0.953398580638249" calcext:value-type="float">
            <text:p>0.953398580638249</text:p>
          </table:table-cell>
          <table:table-cell table:formula="of:=ABS([.E24]-[.D2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25]*147.512112*PI()/180" office:value-type="float" office:value="15.4474322458238" calcext:value-type="float">
            <text:p>15.4474322458238</text:p>
          </table:table-cell>
          <table:table-cell table:formula="of:=[.A25]*(360-147.512112)*PI()/180" office:value-type="float" office:value="22.2516795972537" calcext:value-type="float">
            <text:p>22.2516795972537</text:p>
          </table:table-cell>
          <table:table-cell table:formula="of:=COS([.B25])" office:value-type="float" office:value="-0.966253326426438" calcext:value-type="float">
            <text:p>-0.966253326426438</text:p>
          </table:table-cell>
          <table:table-cell table:formula="of:=COS([.C25])" office:value-type="float" office:value="-0.966253326426438" calcext:value-type="float">
            <text:p>-0.966253326426438</text:p>
          </table:table-cell>
          <table:table-cell table:formula="of:=ABS([.E25]-[.D2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26]*147.512112*PI()/180" office:value-type="float" office:value="18.0220042867945" calcext:value-type="float">
            <text:p>18.0220042867945</text:p>
          </table:table-cell>
          <table:table-cell table:formula="of:=[.A26]*(360-147.512112)*PI()/180" office:value-type="float" office:value="25.9602928634626" calcext:value-type="float">
            <text:p>25.9602928634626</text:p>
          </table:table-cell>
          <table:table-cell table:formula="of:=COS([.B26])" office:value-type="float" office:value="0.676680461028517" calcext:value-type="float">
            <text:p>0.676680461028517</text:p>
          </table:table-cell>
          <table:table-cell table:formula="of:=COS([.C26])" office:value-type="float" office:value="0.676680461028516" calcext:value-type="float">
            <text:p>0.676680461028516</text:p>
          </table:table-cell>
          <table:table-cell table:formula="of:=ABS([.E26]-[.D2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27]*147.512112*PI()/180" office:value-type="float" office:value="20.5965763277651" calcext:value-type="float">
            <text:p>20.5965763277651</text:p>
          </table:table-cell>
          <table:table-cell table:formula="of:=[.A27]*(360-147.512112)*PI()/180" office:value-type="float" office:value="29.6689061296716" calcext:value-type="float">
            <text:p>29.6689061296716</text:p>
          </table:table-cell>
          <table:table-cell table:formula="of:=COS([.B27])" office:value-type="float" office:value="-0.175313390355219" calcext:value-type="float">
            <text:p>-0.175313390355219</text:p>
          </table:table-cell>
          <table:table-cell table:formula="of:=COS([.C27])" office:value-type="float" office:value="-0.175313390355221" calcext:value-type="float">
            <text:p>-0.175313390355221</text:p>
          </table:table-cell>
          <table:table-cell table:formula="of:=ABS([.E27]-[.D27])" office:value-type="float" office:value="1.9151347174784E-015" calcext:value-type="float">
            <text:p>1.9151347174784E-1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28]*147.512112*PI()/180" office:value-type="float" office:value="23.1711483687357" calcext:value-type="float">
            <text:p>23.1711483687357</text:p>
          </table:table-cell>
          <table:table-cell table:formula="of:=[.A28]*(360-147.512112)*PI()/180" office:value-type="float" office:value="33.3775193958805" calcext:value-type="float">
            <text:p>33.3775193958805</text:p>
          </table:table-cell>
          <table:table-cell table:formula="of:=COS([.B28])" office:value-type="float" office:value="-0.38092501519891" calcext:value-type="float">
            <text:p>-0.38092501519891</text:p>
          </table:table-cell>
          <table:table-cell table:formula="of:=COS([.C28])" office:value-type="float" office:value="-0.380925015198911" calcext:value-type="float">
            <text:p>-0.380925015198911</text:p>
          </table:table-cell>
          <table:table-cell table:formula="of:=ABS([.E28]-[.D2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29]*147.512112*PI()/180" office:value-type="float" office:value="25.7457204097064" calcext:value-type="float">
            <text:p>25.7457204097064</text:p>
          </table:table-cell>
          <table:table-cell table:formula="of:=[.A29]*(360-147.512112)*PI()/180" office:value-type="float" office:value="37.0861326620895" calcext:value-type="float">
            <text:p>37.0861326620895</text:p>
          </table:table-cell>
          <table:table-cell table:formula="of:=COS([.B29])" office:value-type="float" office:value="0.817937707126057" calcext:value-type="float">
            <text:p>0.817937707126057</text:p>
          </table:table-cell>
          <table:table-cell table:formula="of:=COS([.C29])" office:value-type="float" office:value="0.817937707126058" calcext:value-type="float">
            <text:p>0.817937707126058</text:p>
          </table:table-cell>
          <table:table-cell table:formula="of:=ABS([.E29]-[.D29])" office:value-type="float" office:value="0" calcext:value-type="float">
            <text:p>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Tahoma" style:font-family-asian="Tahoma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1">00/00/0000</text:date>, <text:time style:data-style-name="N2" text:time-value="12:59:27.0175264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3T13:25:47.035083652</meta:creation-date>
    <meta:editing-duration>P3DT8H59M14S</meta:editing-duration>
    <meta:editing-cycles>3</meta:editing-cycles>
    <meta:generator>LibreOffice/6.0.3.2$Linux_X86_64 LibreOffice_project/00m0$Build-2</meta:generator>
    <dc:date>2018-05-11T13:10:25.286535822</dc:date>
    <meta:document-statistic meta:table-count="1" meta:cell-count="139" meta:object-count="0"/>
  </office:meta>
</office:document-meta>
</file>